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2.805cm" fo:min-width="8.0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831cm" fo:min-width="8.0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draw:textarea-vertical-align="bottom" fo:min-height="4.2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a3" draw:style-name="gr1" draw:text-style-name="P4" svg:width="8.018cm" svg:height="2.805cm" svg:x="0.547cm" svg:y="0.912cm"><text:p text:style-name="P4">SERVIDOR </text:p><text:p text:style-name="P4">INICIADO A LA ESPERA DE UN CLIENTE</text:p><draw:enhanced-geometry svg:viewBox="0 0 21600 21600" draw:type="rectangle" draw:enhanced-path="M 0 0 L 21600 0 21600 21600 0 21600 0 0 Z N"/></draw:custom-shape><draw:custom-shape text:anchor-type="paragraph" draw:z-index="1" draw:name="Forma3" draw:style-name="gr1" draw:text-style-name="P4" svg:width="8.018cm" svg:height="2.805cm" svg:x="12.083cm" svg:y="1.018cm"><text:p text:style-name="P4">CLIENTE 1</text:p><draw:enhanced-geometry svg:viewBox="0 0 21600 21600" draw:type="rectangle" draw:enhanced-path="M 0 0 L 21600 0 21600 21600 0 21600 0 0 Z N"/></draw:custom-shape><draw:custom-shape text:anchor-type="paragraph" draw:z-index="2" draw:name="Forma3" draw:style-name="gr2" draw:text-style-name="P4" svg:width="8.018cm" svg:height="2.832cm" svg:x="12.321cm" svg:y="4.987cm"><text:p text:style-name="P4">CLIENTE 2</text:p><draw:enhanced-geometry svg:viewBox="0 0 21600 21600" draw:type="rectangle" draw:enhanced-path="M 0 0 L 21600 0 21600 21600 0 21600 0 0 Z N"/></draw:custom-shape><draw:custom-shape text:anchor-type="paragraph" draw:z-index="3" draw:name="Forma3" draw:style-name="gr1" draw:text-style-name="P4" svg:width="8.018cm" svg:height="2.805cm" svg:x="12.162cm" svg:y="10.199cm"><text:p text:style-name="P4">CLIENTE N</text:p><draw:enhanced-geometry svg:viewBox="0 0 21600 21600" draw:type="rectangle" draw:enhanced-path="M 0 0 L 21600 0 21600 21600 0 21600 0 0 Z N"/></draw:custom-shape> <text:s text:c="8"/></text:p>
      <text:p text:style-name="Standard"/>
      <text:p text:style-name="Standard"><draw:line text:anchor-type="paragraph" draw:z-index="24" draw:name="Forma17" draw:style-name="gr3" draw:text-style-name="P4" svg:x1="8.564cm" svg:y1="0.018cm" svg:x2="9.913cm" svg:y2="0.018cm"><text:p/></draw:line><draw:line text:anchor-type="paragraph" draw:z-index="25" draw:name="Forma18" draw:style-name="gr3" draw:text-style-name="P4" svg:x1="9.86cm" svg:y1="0.15cm" svg:x2="9.86cm" svg:y2="0.595cm"><text:p/></draw:line></text:p>
      <text:p text:style-name="Standard"><draw:frame text:anchor-type="paragraph" draw:z-index="23" draw:name="Forma13" draw:style-name="gr6" draw:text-style-name="P5" svg:width="2.514cm" svg:height="1.324cm" svg:x="9.278cm" svg:y="0.108cm"><draw:text-box><text:p text:style-name="P8"><text:span text:style-name="T1"><text:s/></text:span><text:span text:style-name="T1">ALEATORIO 1</text:span></text:p></draw:text-box></draw:frame></text:p>
      <text:p text:style-name="Standard"><draw:line text:anchor-type="paragraph" draw:z-index="4" draw:name="Forma1" draw:style-name="gr3" draw:text-style-name="P4" svg:x1="12.083cm" svg:y1="0.393cm" svg:x2="8.564cm" svg:y2="0.419cm"><text:p/></draw:line><draw:polyline text:anchor-type="paragraph" draw:z-index="12" draw:style-name="gr3" draw:text-style-name="P4" svg:width="0.542cm" svg:height="0.036cm" draw:transform="rotate (-0.785398163397448) translate (8.62982638888889cm 0.380118055555556cm)" svg:viewBox="0 0 543 37" draw:points="0,19 393,0 543,37"><text:p/></draw:polyline><draw:line text:anchor-type="paragraph" draw:z-index="13" draw:name="Forma8" draw:style-name="gr3" draw:text-style-name="P4" svg:x1="8.617cm" svg:y1="0.393cm" svg:x2="9.226cm" svg:y2="0.208cm"><text:p/></draw:line></text:p>
      <text:p text:style-name="Standard"><draw:frame text:anchor-type="paragraph" draw:z-index="9" draw:name="Forma2" draw:style-name="gr4" draw:text-style-name="P5" svg:width="2.144cm" svg:height="0.821cm" svg:x="9.278cm" svg:y="0.065cm"><draw:text-box><text:p><text:span text:style-name="T1">CONEXION 1</text:span></text:p></draw:text-box></draw:frame></text:p>
      <text:p text:style-name="Standard"><draw:line text:anchor-type="paragraph" draw:z-index="21" draw:name="Forma15" draw:style-name="gr3" draw:text-style-name="P4" svg:x1="8.564cm" svg:y1="0.266cm" svg:x2="10.284cm" svg:y2="0.266cm"><text:p/></draw:line><draw:line text:anchor-type="paragraph" draw:z-index="22" draw:name="Forma16" draw:style-name="gr3" draw:text-style-name="P4" svg:x1="10.416cm" svg:y1="0.266cm" svg:x2="10.416cm" svg:y2="2.568cm"><text:p/></draw:line></text:p>
      <text:p text:style-name="Standard"><draw:line text:anchor-type="paragraph" draw:z-index="6" draw:name="Forma5" draw:style-name="gr3" draw:text-style-name="P4" svg:x1="5.362cm" svg:y1="9.04cm" svg:x2="5.415cm" svg:y2="0.309cm"><text:p/></draw:line><draw:line text:anchor-type="paragraph" draw:z-index="8" draw:name="Forma7" draw:style-name="gr3" draw:text-style-name="P4" svg:x1="7.585cm" svg:y1="0.309cm" svg:x2="7.585cm" svg:y2="2.69cm"><text:p/></draw:line><draw:line text:anchor-type="paragraph" draw:z-index="14" draw:name="Forma9" draw:style-name="gr3" draw:text-style-name="P4" svg:x1="7.585cm" svg:y1="0.309cm" svg:x2="7.135cm" svg:y2="0.785cm"><text:p/></draw:line><draw:line text:anchor-type="paragraph" draw:z-index="15" draw:name="Forma10" draw:style-name="gr3" draw:text-style-name="P4" svg:x1="7.77cm" svg:y1="0.309cm" svg:x2="8.299cm" svg:y2="0.759cm"><text:p/></draw:line><draw:line text:anchor-type="paragraph" draw:z-index="16" draw:name="Forma11" draw:style-name="gr3" draw:text-style-name="P4" svg:x1="5.415cm" svg:y1="0.309cm" svg:x2="4.912cm" svg:y2="0.653cm"><text:p/></draw:line><draw:line text:anchor-type="paragraph" draw:z-index="17" draw:name="Forma12" draw:style-name="gr3" draw:text-style-name="P4" svg:x1="5.574cm" svg:y1="0.309cm" svg:x2="5.892cm" svg:y2="0.574cm"><text:p/></draw:line><draw:line text:anchor-type="paragraph" draw:z-index="20" draw:name="Forma14" draw:style-name="gr3" draw:text-style-name="P4" svg:x1="3.113cm" svg:y1="0.309cm" svg:x2="3.034cm" svg:y2="6.791cm"><text:p/></draw:line></text:p>
      <text:p text:style-name="Standard"/>
      <text:p text:style-name="Standard"/>
      <text:p text:style-name="Standard"/>
      <text:p text:style-name="Standard"><draw:frame text:anchor-type="paragraph" draw:z-index="19" draw:name="Forma13" draw:style-name="gr6" draw:text-style-name="P5" svg:width="2.514cm" svg:height="1.324cm" svg:x="8.855cm" svg:y="0.134cm"><draw:text-box><text:p text:style-name="P8"><text:span text:style-name="T1"><text:s/></text:span><text:span text:style-name="T1">ALEATORIO 2</text:span></text:p></draw:text-box></draw:frame></text:p>
      <text:p text:style-name="Standard"><draw:line text:anchor-type="paragraph" draw:z-index="7" draw:name="Forma6" draw:style-name="gr3" draw:text-style-name="P4" svg:x1="12.321cm" svg:y1="0.282cm" svg:x2="7.585cm" svg:y2="0.256cm"><text:p/></draw:line></text:p>
      <text:p text:style-name="P2"><draw:frame text:anchor-type="paragraph" draw:z-index="10" draw:name="Forma2" draw:style-name="gr4" draw:text-style-name="P5" svg:width="2.144cm" svg:height="0.821cm" svg:x="9.278cm" svg:y="0.065cm"><draw:text-box><text:p><text:span text:style-name="T1">CONEXION 2</text:span></text:p></draw:text-box></draw:frame><draw:frame text:anchor-type="paragraph" draw:z-index="18" draw:name="Forma13" draw:style-name="gr5" draw:text-style-name="P7" svg:width="3.096cm" svg:height="4.287cm" svg:x="2.081cm" svg:y="0.034cm"><draw:text-box><text:p text:style-name="P6"><text:span text:style-name="T2"><text:s/></text:span><text:span text:style-name="T2">ALEATORIO N</text:span></text:p></draw:text-box></draw:frame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/text:p>
      <text:p text:style-name="Standard"/>
      <text:p text:style-name="Standard"><draw:line text:anchor-type="paragraph" draw:z-index="26" draw:name="Forma19" draw:style-name="gr3" draw:text-style-name="P4" svg:x1="3.219cm" svg:y1="0.15cm" svg:x2="11.871cm" svg:y2="0.071cm"><text:p/></draw:line></text:p>
      <text:p text:style-name="Standard"/>
      <text:p text:style-name="Standard"/>
      <text:p text:style-name="P3"><draw:line text:anchor-type="paragraph" draw:z-index="5" draw:name="Forma4" draw:style-name="gr3" draw:text-style-name="P4" svg:x1="12.163cm" svg:y1="0.198cm" svg:x2="5.495cm" svg:y2="0.277cm"><text:p/></draw:line></text:p>
      <text:p text:style-name="Standard"><draw:frame text:anchor-type="paragraph" draw:z-index="11" draw:name="Forma2" draw:style-name="gr4" draw:text-style-name="P5" svg:width="2.144cm" svg:height="0.821cm" svg:x="9.278cm" svg:y="0.065cm"><draw:text-box><text:p><text:span text:style-name="T1">CONEXION N</text:span></text:p></draw:text-box></draw:frame></text:p>
      <text:p text:style-name="Standard"/>
      <text:p text:style-name="P1"/>
      <text:p text:style-name="P2"><text:tab/> <text:s text:c="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2:09:55.165571184</meta:creation-date>
    <dc:date>2019-03-05T12:24:42.198350222</dc:date>
    <meta:editing-duration>PT4M25S</meta:editing-duration>
    <meta:editing-cycles>1</meta:editing-cycles>
    <meta:document-statistic meta:table-count="0" meta:image-count="0" meta:object-count="0" meta:page-count="1" meta:paragraph-count="3" meta:word-count="0" meta:character-count="60" meta:non-whitespace-character-count="0"/>
    <meta:generator>LibreOffice/5.1.6.2$Linux_X86_64 LibreOffice_project/10m0$Build-2</meta:generator>
  </office:meta>
</office:document-meta>
</file>